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MediaTypeFileExtensionResolver.getAll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MediaTypeFileExtensionResolver.resolveFileExtensions( MediaType medi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ingMediaTypeFileExtensionResolver.lookupMediaType(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MediaTypeFileExtensionResolver.addMapping( String extension , MediaType medi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pingMediaTypeFileExtensionResolver.addFileExtension( MediaType mediaType ,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ingMediaTypeFileExtensionResolver.MappingMediaTypeFileExtensionResolver( @ Nullable Map &lt; String , MediaType &gt; media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pingMediaTypeFileExtensionResolver.get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MediaTypeFileExtensionResolver.getAllFile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